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63922119402001</text:p>
          </table:table-cell>
          <table:table-cell office:value-type="string" calcext:value-type="string">
            <text:p>2021-08-26 00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68632" calcext:value-type="float">
            <text:p>24.868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922119402001</text:p>
          </table:table-cell>
          <table:table-cell office:value-type="string" calcext:value-type="string">
            <text:p>2019-08-13 20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55456" calcext:value-type="float">
            <text:p>21.55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922119402001</text:p>
          </table:table-cell>
          <table:table-cell office:value-type="string" calcext:value-type="string">
            <text:p>2017-08-01 23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57792" calcext:value-type="float">
            <text:p>21.957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922119402001</text:p>
          </table:table-cell>
          <table:table-cell office:value-type="string" calcext:value-type="string">
            <text:p>2015-08-12 20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34904" calcext:value-type="float">
            <text:p>23.23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922119402001</text:p>
          </table:table-cell>
          <table:table-cell office:value-type="string" calcext:value-type="string">
            <text:p>2013-07-23 19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39104" calcext:value-type="float">
            <text:p>18.739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922119402001</text:p>
          </table:table-cell>
          <table:table-cell office:value-type="string" calcext:value-type="string">
            <text:p>2012-07-10 22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9224" calcext:value-type="float">
            <text:p>15.88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922119402001</text:p>
          </table:table-cell>
          <table:table-cell office:value-type="string" calcext:value-type="string">
            <text:p>2011-07-12 20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6704" calcext:value-type="float">
            <text:p>14.776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922119402001</text:p>
          </table:table-cell>
          <table:table-cell office:value-type="string" calcext:value-type="string">
            <text:p>2010-07-07 21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3688" calcext:value-type="float">
            <text:p>16.55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922119402001</text:p>
          </table:table-cell>
          <table:table-cell office:value-type="string" calcext:value-type="string">
            <text:p>2009-07-15 20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52392" calcext:value-type="float">
            <text:p>16.85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922119402001</text:p>
          </table:table-cell>
          <table:table-cell office:value-type="string" calcext:value-type="string">
            <text:p>2008-07-21 21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7704" calcext:value-type="float">
            <text:p>15.157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922119402001</text:p>
          </table:table-cell>
          <table:table-cell office:value-type="string" calcext:value-type="string">
            <text:p>2007-07-10 21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7536" calcext:value-type="float">
            <text:p>15.33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922119402001</text:p>
          </table:table-cell>
          <table:table-cell office:value-type="string" calcext:value-type="string">
            <text:p>2006-07-12 20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9032" calcext:value-type="float">
            <text:p>12.82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922119402001</text:p>
          </table:table-cell>
          <table:table-cell office:value-type="string" calcext:value-type="string">
            <text:p>2005-05-18 17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976" calcext:value-type="float">
            <text:p>13.3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922119402001</text:p>
          </table:table-cell>
          <table:table-cell office:value-type="string" calcext:value-type="string">
            <text:p>2005-03-17 18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7568" calcext:value-type="float">
            <text:p>13.307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922119402001</text:p>
          </table:table-cell>
          <table:table-cell office:value-type="string" calcext:value-type="string">
            <text:p>2005-01-20 20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736" calcext:value-type="float">
            <text:p>13.1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922119402001</text:p>
          </table:table-cell>
          <table:table-cell office:value-type="string" calcext:value-type="string">
            <text:p>2004-11-09 21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5168" calcext:value-type="float">
            <text:p>13.15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922119402001</text:p>
          </table:table-cell>
          <table:table-cell office:value-type="string" calcext:value-type="string">
            <text:p>2004-09-01 20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9592" calcext:value-type="float">
            <text:p>13.499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922119402001</text:p>
          </table:table-cell>
          <table:table-cell office:value-type="string" calcext:value-type="string">
            <text:p>2004-07-12 19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504" calcext:value-type="float">
            <text:p>13.6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922119402001</text:p>
          </table:table-cell>
          <table:table-cell office:value-type="string" calcext:value-type="string">
            <text:p>2004-04-02 20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9096" calcext:value-type="float">
            <text:p>12.57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922119402001</text:p>
          </table:table-cell>
          <table:table-cell office:value-type="string" calcext:value-type="string">
            <text:p>2004-01-16 23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8056" calcext:value-type="float">
            <text:p>11.87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922119402001</text:p>
          </table:table-cell>
          <table:table-cell office:value-type="string" calcext:value-type="string">
            <text:p>2004-01-13 23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7472" calcext:value-type="float">
            <text:p>11.77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922119402001</text:p>
          </table:table-cell>
          <table:table-cell office:value-type="string" calcext:value-type="string">
            <text:p>1989-10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1032" calcext:value-type="float">
            <text:p>9.781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3922119402001</text:p>
          </table:table-cell>
          <table:table-cell office:value-type="string" calcext:value-type="string">
            <text:p>1989-06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2992" calcext:value-type="float">
            <text:p>10.222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5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51" meta:object-count="0"/>
    <meta:user-defined meta:name="AppVersion">3.0</meta:user-defined>
  </office:meta>
</office:document-meta>
</file>